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39.25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7.0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color="#cccccc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 style:data-style-name="N2"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61"/>
    <style:style style:name="ce12" style:family="table-cell" style:parent-style-name="Default" style:data-style-name="N2">
      <style:text-properties fo:color="#cccccc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0">
      <style:text-properties fo:color="#cccccc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16" style:family="table-cell" style:parent-style-name="Default" style:data-style-name="N0">
      <style:table-cell-properties fo:border="none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Default"/>
          <table:table-cell table:style-name="ce8" office:value-type="string" calcext:value-type="string">
            <text:p>Antal paneler per grupp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ställningar per grupp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9" office:value-type="string" calcext:value-type="string">
            <text:p>Antal grupper 2018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0" office:value-type="string" calcext:value-type="string">
            <text:p>Antal ställningar</text:p>
          </table:table-cell>
          <table:table-cell table:style-name="ce15" table:formula="of:=[.C2]*[.C3]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 office:value-type="string" calcext:value-type="string">
            <text:p>Antal paneler</text:p>
          </table:table-cell>
          <table:table-cell table:style-name="ce16" table:formula="of:=[.C3]*[.C1]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8"/>
          <table:table-cell table:style-name="ce16"/>
          <table:table-cell table:number-columns-repeated="1021"/>
        </table:table-row>
        <table:table-row table:style-name="ro1">
          <table:table-cell table:style-name="ce2" office:value-type="string" calcext:value-type="string">
            <text:p>Trä</text:p>
          </table:table-cell>
          <table:table-cell table:style-name="Default" table:number-columns-repeated="2"/>
          <table:table-cell table:style-name="ce2" office:value-type="string" calcext:value-type="string">
            <text:p>Längd/st (mm)</text:p>
          </table:table-cell>
          <table:table-cell table:style-name="ce2" office:value-type="string" calcext:value-type="string">
            <text:p>Antal</text:p>
          </table:table-cell>
          <table:table-cell table:style-name="ce2" office:value-type="string" calcext:value-type="string">
            <text:p>Totallängd (m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</text:p>
          </table:table-cell>
          <table:table-cell table:style-name="Default" table:number-columns-repeated="2"/>
          <table:table-cell office:value-type="float" office:value="5400" calcext:value-type="float">
            <text:p>5400,0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8]*[.E8]/1000" office:value-type="float" office:value="32.4" calcext:value-type="float">
            <text:p>32,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ipparm</text:p>
          </table:table-cell>
          <table:table-cell table:style-name="Default" table:number-columns-repeated="2"/>
          <table:table-cell table:formula="of:=3000+145/2" office:value-type="float" office:value="3072.5" calcext:value-type="float">
            <text:p>3072,5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9]*[.E9]/1000" office:value-type="float" office:value="18.435" calcext:value-type="float">
            <text:p>18,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icka</text:p>
          </table:table-cell>
          <table:table-cell table:style-name="Default" table:number-columns-repeated="2"/>
          <table:table-cell office:value-type="float" office:value="145" calcext:value-type="float">
            <text:p>145,0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10]*[.E10]/1000" office:value-type="float" office:value="0.87" calcext:value-type="float">
            <text:p>0,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Justeringsarm</text:p>
          </table:table-cell>
          <table:table-cell table:style-name="Default" table:number-columns-repeated="2"/>
          <table:table-cell table:formula="of:=2309.4+145" office:value-type="float" office:value="2454.4" calcext:value-type="float">
            <text:p>2454,40</text:p>
          </table:table-cell>
          <table:table-cell table:style-name="ce14" table:formula="of:=[.$C$4]" office:value-type="float" office:value="6" calcext:value-type="float">
            <text:p>6</text:p>
          </table:table-cell>
          <table:table-cell table:formula="of:=[.D11]*[.E11]/1000" office:value-type="float" office:value="14.7264" calcext:value-type="float">
            <text:p>14,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ryss</text:p>
          </table:table-cell>
          <table:table-cell table:style-name="Default" table:number-columns-repeated="2"/>
          <table:table-cell office:value-type="float" office:value="2605.73" calcext:value-type="float">
            <text:p>2605,73</text:p>
          </table:table-cell>
          <table:table-cell table:style-name="ce14" office:value-type="float" office:value="6" calcext:value-type="float">
            <text:p>6</text:p>
          </table:table-cell>
          <table:table-cell table:formula="of:=[.D12]*[.E12]/1000" office:value-type="float" office:value="15.63438" calcext:value-type="float">
            <text:p>15,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nelskarvare</text:p>
          </table:table-cell>
          <table:table-cell table:style-name="Default" table:number-columns-repeated="2"/>
          <table:table-cell office:value-type="float" office:value="2000" calcext:value-type="float">
            <text:p>2000,00</text:p>
          </table:table-cell>
          <table:table-cell table:style-name="ce14" office:value-type="float" office:value="6" calcext:value-type="float">
            <text:p>6</text:p>
          </table:table-cell>
          <table:table-cell table:formula="of:=[.D13]*[.E13]/1000" office:value-type="float" office:value="12" calcext:value-type="float">
            <text:p>12,00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Summa längd (m)</text:p>
          </table:table-cell>
          <table:table-cell table:formula="of:=SUM([.F8:.F13])" office:value-type="float" office:value="94.06578" calcext:value-type="float">
            <text:p>94,0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Pris (kr/m)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45x145 tryckimpr. Byggmax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2"/>
          <table:table-cell/>
          <table:table-cell table:style-name="ce8" office:value-type="string" calcext:value-type="string">
            <text:p>Träkostnad</text:p>
          </table:table-cell>
          <table:table-cell table:formula="of:=[.F14]*[.F15]" office:value-type="float" office:value="2346.941211" calcext:value-type="float">
            <text:p>2346,94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Skruv, beslag m.m</text:p>
          </table:table-cell>
          <table:table-cell table:style-name="ce4" office:value-type="string" calcext:value-type="string">
            <text:p>Antal</text:p>
          </table:table-cell>
          <table:table-cell table:style-name="ce4" office:value-type="string" calcext:value-type="string">
            <text:p>Antal per förp</text:p>
          </table:table-cell>
          <table:table-cell table:style-name="ce2" office:value-type="string" calcext:value-type="string">
            <text:p>Pris/förp (kr)</text:p>
          </table:table-cell>
          <table:table-cell table:style-name="ce2" office:value-type="string" calcext:value-type="string">
            <text:p>Antal förp</text:p>
          </table:table-cell>
          <table:table-cell table:style-name="ce2" office:value-type="string" calcext:value-type="string">
            <text:p>Summa (kr)</text:p>
          </table:table-cell>
          <table:table-cell table:style-name="ce2" office:value-type="string" calcext:value-type="string">
            <text:p>Kommentar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" office:value-type="float" office:value="6" calcext:value-type="float">
            <text:p>6</text:p>
          </table:table-cell>
          <table:table-cell table:style-name="Default" table:formula="of:=FLOOR(1/0.2)" office:value-type="float" office:value="5" calcext:value-type="float">
            <text:p>5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19]/[.C19])" office:value-type="float" office:value="2" calcext:value-type="float">
            <text:p>2</text:p>
          </table:table-cell>
          <table:table-cell table:style-name="Default" table:formula="of:=[.D19]*[.E19]" office:value-type="float" office:value="45.8" calcext:value-type="float">
            <text:p>45,8</text:p>
          </table:table-cell>
          <table:table-cell table:style-name="Default" office:value-type="string" calcext:value-type="string">
            <text:p>1x 20 cm stump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gängstång 1 m</text:p>
          </table:table-cell>
          <table:table-cell table:style-name="Default" table:formula="of:=[.$C$4]*3" office:value-type="float" office:value="18" calcext:value-type="float">
            <text:p>18</text:p>
          </table:table-cell>
          <table:table-cell table:style-name="Default" table:formula="of:=FLOOR(1/0.15)" office:value-type="float" office:value="6" calcext:value-type="float">
            <text:p>6</text:p>
          </table:table-cell>
          <table:table-cell table:style-name="Default" office:value-type="float" office:value="22.9" calcext:value-type="float">
            <text:p>22,9</text:p>
          </table:table-cell>
          <table:table-cell table:style-name="ce14" table:formula="of:=CEILING([.B20]/[.C20])" office:value-type="float" office:value="3" calcext:value-type="float">
            <text:p>3</text:p>
          </table:table-cell>
          <table:table-cell table:style-name="Default" table:formula="of:=[.D20]*[.E20]" office:value-type="float" office:value="68.7" calcext:value-type="float">
            <text:p>68,7</text:p>
          </table:table-cell>
          <table:table-cell table:style-name="Default" office:value-type="string" calcext:value-type="string">
            <text:p>3x 15 cm stumpar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x 100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1]/[.C21])" office:value-type="float" office:value="5" calcext:value-type="float">
            <text:p>5</text:p>
          </table:table-cell>
          <table:table-cell table:style-name="Default" table:formula="of:=[.D21]*[.E21]" office:value-type="float" office:value="299.5" calcext:value-type="float">
            <text:p>299,5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M8 mutter</text:p>
          </table:table-cell>
          <table:table-cell table:style-name="Default" table:formula="of:=4*[.$C$5]+8*[.$C$4]" office:value-type="float" office:value="96" calcext:value-type="float">
            <text:p>96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4.9" calcext:value-type="float">
            <text:p>54,9</text:p>
          </table:table-cell>
          <table:table-cell table:style-name="ce14" table:formula="of:=CEILING([.B22]/[.C22])" office:value-type="float" office:value="10" calcext:value-type="float">
            <text:p>10</text:p>
          </table:table-cell>
          <table:table-cell table:style-name="Default" table:formula="of:=[.D22]*[.E22]" office:value-type="float" office:value="549" calcext:value-type="float">
            <text:p>549</text:p>
          </table:table-cell>
          <table:table-cell table:style-name="Default" office:value-type="string" calcext:value-type="string">
            <text:p>8 per ställning + 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50 bricka</text:p>
          </table:table-cell>
          <table:table-cell table:style-name="Default" table:formula="of:=8*[.$C$4]" office:value-type="float" office:value="48" calcext:value-type="float">
            <text:p>4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9.9" calcext:value-type="float">
            <text:p>59,9</text:p>
          </table:table-cell>
          <table:table-cell table:style-name="ce14" table:formula="of:=CEILING([.B23]/[.C23])" office:value-type="float" office:value="5" calcext:value-type="float">
            <text:p>5</text:p>
          </table:table-cell>
          <table:table-cell table:style-name="Default" table:formula="of:=[.D23]*[.E23]" office:value-type="float" office:value="299.5" calcext:value-type="float">
            <text:p>299,5</text:p>
          </table:table-cell>
          <table:table-cell table:style-name="Default" office:value-type="string" calcext:value-type="string">
            <text:p>8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8,4 x 16 bricka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56.9" calcext:value-type="float">
            <text:p>56,9</text:p>
          </table:table-cell>
          <table:table-cell table:style-name="ce14" table:formula="of:=CEILING([.B24]/[.C24])" office:value-type="float" office:value="2" calcext:value-type="float">
            <text:p>2</text:p>
          </table:table-cell>
          <table:table-cell table:style-name="Default" table:formula="of:=[.D24]*[.E24]" office:value-type="float" office:value="113.8" calcext:value-type="float">
            <text:p>113,8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table:number-columns-repeated="5"/>
          <table:table-cell table:style-name="Default" table:formula="of:=[.D25]*[.E25]" office:value-type="float" office:value="0" calcext:value-type="float">
            <text:p>0</text:p>
          </table:table-cell>
          <table:table-cell table:style-name="Default"/>
          <table:table-cell table:style-name="ce9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inkel</text:p>
          </table:table-cell>
          <table:table-cell table:style-name="Default" table:formula="of:=4*[.$C$5]" office:value-type="float" office:value="48" calcext:value-type="float">
            <text:p>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95" calcext:value-type="float">
            <text:p>9,95</text:p>
          </table:table-cell>
          <table:table-cell table:style-name="ce14" table:formula="of:=CEILING([.B26]/[.C26])" office:value-type="float" office:value="48" calcext:value-type="float">
            <text:p>48</text:p>
          </table:table-cell>
          <table:table-cell table:style-name="Default" table:formula="of:=[.D26]*[.E26]" office:value-type="float" office:value="477.6" calcext:value-type="float">
            <text:p>477,6</text:p>
          </table:table-cell>
          <table:table-cell table:style-name="Default" office:value-type="string" calcext:value-type="string">
            <text:p>4 per panel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Hålplatta</text:p>
          </table:table-cell>
          <table:table-cell table:style-name="Default" table:formula="of:=6*[.C4]" office:value-type="float" office:value="36" calcext:value-type="float">
            <text:p>3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.95" calcext:value-type="float">
            <text:p>5,95</text:p>
          </table:table-cell>
          <table:table-cell table:style-name="ce14" table:formula="of:=CEILING([.B27]/[.C27])" office:value-type="float" office:value="36" calcext:value-type="float">
            <text:p>36</text:p>
          </table:table-cell>
          <table:table-cell table:style-name="Default" table:formula="of:=[.D27]*[.E27]" office:value-type="float" office:value="214.2" calcext:value-type="float">
            <text:p>214,2</text:p>
          </table:table-cell>
          <table:table-cell table:style-name="Default" office:value-type="string" calcext:value-type="string">
            <text:p>6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Träskruv</text:p>
          </table:table-cell>
          <table:table-cell table:style-name="Default" table:formula="of:=3*([.B26]+[.B27])" office:value-type="float" office:value="252" calcext:value-type="float">
            <text:p>252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69.9" calcext:value-type="float">
            <text:p>69,9</text:p>
          </table:table-cell>
          <table:table-cell table:style-name="ce14" table:formula="of:=CEILING([.B28]/[.C28])" office:value-type="float" office:value="2" calcext:value-type="float">
            <text:p>2</text:p>
          </table:table-cell>
          <table:table-cell table:style-name="Default" table:formula="of:=[.D28]*[.E28]" office:value-type="float" office:value="139.8" calcext:value-type="float">
            <text:p>139,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Jordankare</text:p>
          </table:table-cell>
          <table:table-cell table:style-name="Default" table:number-columns-repeated="2"/>
          <table:table-cell table:style-name="Default" office:value-type="float" office:value="99.9" calcext:value-type="float">
            <text:p>99,9</text:p>
          </table:table-cell>
          <table:table-cell table:style-name="ce14" table:formula="of:=2*[.$C$4]" office:value-type="float" office:value="12" calcext:value-type="float">
            <text:p>12</text:p>
          </table:table-cell>
          <table:table-cell table:style-name="Default" table:formula="of:=[.D29]*[.E29]" office:value-type="float" office:value="1198.8" calcext:value-type="float">
            <text:p>1198,8</text:p>
          </table:table-cell>
          <table:table-cell table:style-name="Default" office:value-type="string" calcext:value-type="string">
            <text:p>Jula, 2 per ställning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string" calcext:value-type="string">
            <text:p>Borr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0]*[.E30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Bitssats</text:p>
          </table:table-cell>
          <table:table-cell table:style-name="Default" table:number-columns-repeated="3"/>
          <table:table-cell table:style-name="Default" office:value-type="float" office:value="1" calcext:value-type="float">
            <text:p>1</text:p>
          </table:table-cell>
          <table:table-cell table:style-name="Default" table:formula="of:=[.D31]*[.E31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5"/>
          <table:table-cell table:style-name="Default" table:formula="of:=[.D32]*[.E32]" office:value-type="float" office:value="0" calcext:value-type="float">
            <text:p>0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Summa <text:s/>beslag</text:p>
          </table:table-cell>
          <table:table-cell table:style-name="Default" table:formula="of:=SUM([.F19:.F32])" office:value-type="float" office:value="3406.7" calcext:value-type="float">
            <text:p>3406,7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Koppar resistivitet</text:p>
          </table:table-cell>
          <table:table-cell table:style-name="ce11" office:value-type="float" office:value="0.0000000168" calcext:value-type="float">
            <text:p>1,68E-08</text:p>
          </table:table-cell>
          <table:table-cell table:style-name="Default" table:number-columns-repeated="2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style-name="ce4" office:value-type="string" calcext:value-type="string">
            <text:p>Resistans/m</text:p>
          </table:table-cell>
          <table:table-cell table:style-name="ce4" office:value-type="string" calcext:value-type="string">
            <text:p>Resistans/100m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1.5 mm²</text:p>
          </table:table-cell>
          <table:table-cell table:style-name="Default" table:formula="of:=[.B35]/1.5*1000000" office:value-type="float" office:value="0.0112" calcext:value-type="float">
            <text:p>0,0112</text:p>
          </table:table-cell>
          <table:table-cell table:style-name="Default" table:formula="of:=[.B37]*100" office:value-type="float" office:value="1.12" calcext:value-type="float">
            <text:p>1,1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ce4" office:value-type="string" calcext:value-type="string">
            <text:p>2.5 mm²</text:p>
          </table:table-cell>
          <table:table-cell table:style-name="Default" table:formula="of:=[.B35]/2.5*1000000" office:value-type="float" office:value="0.00672" calcext:value-type="float">
            <text:p>0,00672</text:p>
          </table:table-cell>
          <table:table-cell table:style-name="Default" table:formula="of:=[.B38]*100" office:value-type="float" office:value="0.672" calcext:value-type="float">
            <text:p>0,672</text:p>
          </table:table-cell>
          <table:table-cell table:style-name="Default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Lika bra att lägga 2.5 mm². 10 kW ~ 13 A per fas → 200 W vs 100 W förlust (2% vs 1%)</text:p>
          </table:table-cell>
          <table:table-cell table:style-name="Default" table:number-columns-repeated="3"/>
          <table:table-cell table:style-name="ce9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2" office:value-type="string" calcext:value-type="string">
            <text:p>Kablage</text:p>
          </table:table-cell>
          <table:table-cell table:style-name="Default" table:number-columns-repeated="3"/>
          <table:table-cell table:style-name="ce8"/>
          <table:table-cell table:number-columns-repeated="1019"/>
        </table:table-row>
        <table:table-row table:style-name="ro1">
          <table:table-cell table:style-name="ce5" office:value-type="string" calcext:value-type="string">
            <text:p>MC4 crimptång</text:p>
          </table:table-cell>
          <table:table-cell table:style-name="ce6" table:number-columns-repeated="2"/>
          <table:table-cell table:style-name="ce6" office:value-type="float" office:value="249" calcext:value-type="float">
            <text:p>24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43]*[.E43]" office:value-type="float" office:value="249" calcext:value-type="float">
            <text:p>249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6" office:value-type="string" calcext:value-type="string">
            <text:p>MC hona + hane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D44]*[.E44]" office:value-type="float" office:value="156" calcext:value-type="float">
            <text:p>156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1">
          <table:table-cell table:style-name="ce6" office:value-type="string" calcext:value-type="string">
            <text:p>Kabel 4 mm² dubbelisolerad</text:p>
          </table:table-cell>
          <table:table-cell table:style-name="ce6" table:number-columns-repeated="2"/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0" calcext:value-type="float">
            <text:p>200</text:p>
          </table:table-cell>
          <table:table-cell table:style-name="ce6" table:formula="of:=[.D45]*[.E45]" office:value-type="float" office:value="2800" calcext:value-type="float">
            <text:p>2800</text:p>
          </table:table-cell>
          <table:table-cell table:style-name="ce6" office:value-type="string" calcext:value-type="string">
            <text:p>solenergibutiken.s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3-faskabel</text:p>
          </table:table-cell>
          <table:table-cell office:value-type="string" calcext:value-type="string">
            <text:p>EKKJ, N1XV, FKKJ, J-suffix = utomhus</text:p>
            <text:p>EKLK ok om i skyddsrör</text:p>
          </table:table-cell>
          <table:table-cell table:style-name="Default"/>
          <table:table-cell table:style-name="Default" table:formula="of:=1209/50" office:value-type="float" office:value="24.18" calcext:value-type="float">
            <text:p>24,18</text:p>
          </table:table-cell>
          <table:table-cell table:style-name="ce17" office:value-type="float" office:value="100" calcext:value-type="float">
            <text:p>100,00</text:p>
          </table:table-cell>
          <table:table-cell table:style-name="Default" table:formula="of:=[.D46]*[.E46]" office:value-type="float" office:value="2418" calcext:value-type="float">
            <text:p>2418</text:p>
          </table:table-cell>
          <table:table-cell table:style-name="Default" office:value-type="string" calcext:value-type="string">
            <text:p><text:a xlink:href="http://www.biltema.se/sv/Bygg/El/Kabelinstallation/Jordkabel-2000034535/" xlink:type="simple">http://www.biltema.se/sv/Bygg/El/Kabelinstallation/Jordkabel-2000034535/</text:a></text:p>
            <text:p><text:a xlink:href="https://www.clasohlson.com/se/Jordkabel-EKKJ-MCMK-4x2,5+2,5/Pr490424010" xlink:type="simple">https://www.clasohlson.com/se/Jordkabel-EKKJ-MCMK-4x2,5+2,5/Pr490424010</text:a>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Skyddsrör</text:p>
          </table:table-cell>
          <table:table-cell table:style-name="Default" office:value-type="string" calcext:value-type="string">
            <text:p>Slipper skyddsrör om jordkabel</text:p>
          </table:table-cell>
          <table:table-cell table:style-name="Default" table:number-columns-repeated="4"/>
          <table:table-cell table:style-name="Default" office:value-type="string" calcext:value-type="string">
            <text:p>http://www.alternativ.nu/index.php?topic=88437.0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number-columns-repeated="4"/>
          <table:table-cell table:style-name="ce8" office:value-type="string" calcext:value-type="string">
            <text:p>Summa kablage</text:p>
          </table:table-cell>
          <table:table-cell table:formula="of:=[.F46]" office:value-type="float" office:value="2418" calcext:value-type="float">
            <text:p>2418,00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ETC-pa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ffekt (W)</text:p>
          </table:table-cell>
          <table:table-cell office:value-type="float" office:value="275" calcext:value-type="float">
            <text:p>275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yckepris (kr)</text:p>
          </table:table-cell>
          <table:table-cell office:value-type="float" office:value="1410" calcext:value-type="float">
            <text:p>1410,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äxelriktare</text:p>
          </table:table-cell>
          <table:table-cell table:style-name="ce12" office:value-type="string" calcext:value-type="string">
            <text:p>STP 5000 TL</text:p>
          </table:table-cell>
          <table:table-cell table:style-name="ce12" office:value-type="string" calcext:value-type="string">
            <text:p>Powerstocc 5.5</text:p>
          </table:table-cell>
          <table:table-cell table:style-name="ce12" office:value-type="string" calcext:value-type="string">
            <text:p>PVI-10.0-TL-0UTD-S</text:p>
          </table:table-cell>
          <table:table-cell table:style-name="ce12" office:value-type="string" calcext:value-type="string">
            <text:p>SG_10KTL_EC</text:p>
          </table:table-cell>
          <table:table-cell office:value-type="string" calcext:value-type="string">
            <text:p>YC1000-3 (3 st)</text:p>
          </table:table-cell>
          <table:table-cell office:value-type="string" calcext:value-type="string">
            <text:p>https://www.ev-power.eu/GridFree-Inverters/YC1000-2m-outdoor-trumk-cable-230-400V-25A-3phase.html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Tillverkare</text:p>
          </table:table-cell>
          <table:table-cell table:style-name="ce12" table:number-columns-repeated="4"/>
          <table:table-cell office:value-type="string" calcext:value-type="string">
            <text:p>Apsyste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ffekt (W)</text:p>
          </table:table-cell>
          <table:table-cell table:style-name="ce5" office:value-type="float" office:value="5000" calcext:value-type="float">
            <text:p>5000,00</text:p>
          </table:table-cell>
          <table:table-cell table:style-name="ce5" office:value-type="float" office:value="5500" calcext:value-type="float">
            <text:p>5500,00</text:p>
          </table:table-cell>
          <table:table-cell table:number-columns-repeated="2" table:style-name="ce5" office:value-type="float" office:value="10000" calcext:value-type="float">
            <text:p>10000,00</text:p>
          </table:table-cell>
          <table:table-cell table:formula="of:=900*3" office:value-type="float" office:value="2700" calcext:value-type="float">
            <text:p>27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s (kr)</text:p>
          </table:table-cell>
          <table:table-cell table:style-name="ce5" office:value-type="float" office:value="18963" calcext:value-type="float">
            <text:p>18963,00</text:p>
          </table:table-cell>
          <table:table-cell table:style-name="ce5" office:value-type="float" office:value="16428" calcext:value-type="float">
            <text:p>16428,00</text:p>
          </table:table-cell>
          <table:table-cell table:style-name="ce5" office:value-type="float" office:value="23805" calcext:value-type="float">
            <text:p>23805,00</text:p>
          </table:table-cell>
          <table:table-cell table:style-name="ce5" office:value-type="float" office:value="20075" calcext:value-type="float">
            <text:p>20075,00</text:p>
          </table:table-cell>
          <table:table-cell table:formula="of:=2500*3" office:value-type="float" office:value="7500" calcext:value-type="float">
            <text:p>7500,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al ETC-paneler</text:p>
          </table:table-cell>
          <table:table-cell table:style-name="ce13" table:formula="of:=CEILING([.B57]/[.$B$52])" office:value-type="float" office:value="19" calcext:value-type="float">
            <text:p>19</text:p>
          </table:table-cell>
          <table:table-cell table:style-name="ce13" table:formula="of:=CEILING([.C57]/[.$B$52])" office:value-type="float" office:value="20" calcext:value-type="float">
            <text:p>20</text:p>
          </table:table-cell>
          <table:table-cell table:style-name="ce13" table:formula="of:=CEILING([.D57]/[.$B$52])" office:value-type="float" office:value="37" calcext:value-type="float">
            <text:p>37</text:p>
          </table:table-cell>
          <table:table-cell table:style-name="ce13" table:formula="of:=CEILING([.E57]/[.$B$52])" office:value-type="float" office:value="37" calcext:value-type="float">
            <text:p>37</text:p>
          </table:table-cell>
          <table:table-cell table:style-name="ce14" table:formula="of:=CEILING([.F57]/[.$B$52])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avrundat</text:p>
          </table:table-cell>
          <table:table-cell table:style-name="ce6" table:formula="of:=CEILING([.B59]/5)*5" office:value-type="float" office:value="20" calcext:value-type="float">
            <text:p>20</text:p>
          </table:table-cell>
          <table:table-cell table:style-name="ce6" table:formula="of:=CEILING([.C59]/5)*5" office:value-type="float" office:value="20" calcext:value-type="float">
            <text:p>20</text:p>
          </table:table-cell>
          <table:table-cell table:style-name="ce6" table:formula="of:=CEILING([.D59]/5)*5" office:value-type="float" office:value="40" calcext:value-type="float">
            <text:p>40</text:p>
          </table:table-cell>
          <table:table-cell table:style-name="ce6" table:formula="of:=CEILING([.E59]/5)*5" office:value-type="float" office:value="40" calcext:value-type="float">
            <text:p>40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Antal 2018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ce6" table:formula="of:=[.$C$5]" office:value-type="float" office:value="12" calcext:value-type="float">
            <text:p>12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ostnad paneler</text:p>
          </table:table-cell>
          <table:table-cell table:style-name="ce5" table:formula="of:=[.B61]*[.$B$53]" office:value-type="float" office:value="16920" calcext:value-type="float">
            <text:p>16920,00</text:p>
          </table:table-cell>
          <table:table-cell table:style-name="ce5" table:formula="of:=[.C61]*[.$B$53]" office:value-type="float" office:value="16920" calcext:value-type="float">
            <text:p>16920,00</text:p>
          </table:table-cell>
          <table:table-cell table:style-name="ce5" table:formula="of:=[.D61]*[.$B$53]" office:value-type="float" office:value="16920" calcext:value-type="float">
            <text:p>16920,00</text:p>
          </table:table-cell>
          <table:table-cell table:style-name="ce5" table:formula="of:=[.E61]*[.$B$53]" office:value-type="float" office:value="16920" calcext:value-type="float">
            <text:p>16920,00</text:p>
          </table:table-cell>
          <table:table-cell table:style-name="ce5" table:formula="of:=[.F61]*[.$B$53]" office:value-type="float" office:value="14100" calcext:value-type="float">
            <text:p>14100,00</text:p>
          </table:table-cell>
          <table:table-cell table:number-columns-repeated="1018"/>
        </table:table-row>
        <table:table-row table:style-name="ro1">
          <table:table-cell/>
          <table:table-cell table:style-name="ce5"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Total 2018</text:p>
          </table:table-cell>
          <table:table-cell table:style-name="ce5" table:formula="of:=[.B58]+[.B62]+[.$F$69]" office:value-type="float" office:value="44054.641211" calcext:value-type="float">
            <text:p>44054,64</text:p>
          </table:table-cell>
          <table:table-cell table:style-name="ce5" table:formula="of:=[.C58]+[.C62]+[.$F$69]" office:value-type="float" office:value="41519.641211" calcext:value-type="float">
            <text:p>41519,64</text:p>
          </table:table-cell>
          <table:table-cell table:style-name="ce5" table:formula="of:=[.D58]+[.D62]+[.$F$69]" office:value-type="float" office:value="48896.641211" calcext:value-type="float">
            <text:p>48896,64</text:p>
          </table:table-cell>
          <table:table-cell table:style-name="ce5" table:formula="of:=[.E58]+[.E62]+[.$F$69]" office:value-type="float" office:value="45166.641211" calcext:value-type="float">
            <text:p>45166,64</text:p>
          </table:table-cell>
          <table:table-cell table:formula="of:=[.F67]+[.$F$69]+[.F71]+[.F73]" office:value-type="float" office:value="34771.641211" calcext:value-type="float">
            <text:p>34771,6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Paneler</text:p>
          </table:table-cell>
          <table:table-cell table:formula="of:=[.F61]*[.$B$53]" office:value-type="float" office:value="14100" calcext:value-type="float">
            <text:p>14100,00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8" office:value-type="string" calcext:value-type="string">
            <text:p>Material</text:p>
          </table:table-cell>
          <table:table-cell table:formula="of:=[.F16]+[.F33]+[.F49]" office:value-type="float" office:value="8171.641211" calcext:value-type="float">
            <text:p>8171,64</text:p>
          </table:table-cell>
          <table:table-cell table:style-name="Default" office:value-type="string" calcext:value-type="string">
            <text:p>Avrunda till 9000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Invertrar</text:p>
          </table:table-cell>
          <table:table-cell table:formula="of:=[.F58]" office:value-type="float" office:value="7500" calcext:value-type="float">
            <text:p>7500,00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ce9" office:value-type="string" calcext:value-type="string">
            <text:p>Elektriker</text:p>
          </table:table-cell>
          <table:table-cell table:style-name="Default" office:value-type="float" office:value="5000" calcext:value-type="float">
            <text:p>5000</text:p>
          </table:table-cell>
          <table:table-cell table:style-name="Default" office:value-type="string" calcext:value-type="string">
            <text:p>?</text:p>
          </table:table-cell>
          <table:table-cell table:number-columns-repeated="1017"/>
        </table:table-row>
        <table:table-row table:style-name="ro1" table:number-rows-repeated="5">
          <table:table-cell table:style-name="Default" table:number-columns-repeated="7"/>
          <table:table-cell table:number-columns-repeated="1017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8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00-00-00</text:date>, <text:time style:data-style-name="N2" text:time-value="19:10:12.574916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 Härdin</meta:initial-creator>
    <meta:creation-date>2017-12-21T12:13:29.030066718</meta:creation-date>
    <meta:generator>LibreOffice/5.2.7.2$Linux_X86_64 LibreOffice_project/20m0$Build-2</meta:generator>
    <dc:date>2018-05-15T19:10:51.624013288</dc:date>
    <dc:creator>Tomas Härdin</dc:creator>
    <meta:editing-duration>PT12H16M8S</meta:editing-duration>
    <meta:editing-cycles>109</meta:editing-cycles>
    <meta:document-statistic meta:table-count="1" meta:cell-count="233" meta:object-count="0"/>
  </office:meta>
</office:document-meta>
</file>